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14" table:default-cell-style-name="ce4"/>
        <table:table-column table:style-name="co2" table:number-columns-repeated="2" table:default-cell-style-name="ce11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1" office:value-type="string" calcext:value-type="string">
            <text:p>16 Epochen</text:p>
          </table:table-cell>
          <table:table-cell table:style-name="ce3" office:value-type="string" calcext:value-type="string">
            <text:p>32 Epochen</text:p>
          </table:table-cell>
          <table:table-cell table:style-name="ce1" office:value-type="string" calcext:value-type="string">
            <text:p>48 Epochen</text:p>
          </table:table-cell>
          <table:table-cell table:style-name="ce3" office:value-type="string" calcext:value-type="string">
            <text:p>64 Epochen</text:p>
          </table:table-cell>
          <table:table-cell table:style-name="ce1" office:value-type="string" calcext:value-type="string">
            <text:p>80 Epochen</text:p>
          </table:table-cell>
          <table:table-cell table:style-name="ce3" office:value-type="string" calcext:value-type="string">
            <text:p>96 Epochen</text:p>
          </table:table-cell>
          <table:table-cell table:style-name="ce1" office:value-type="string" calcext:value-type="string">
            <text:p>112 Epochen</text:p>
          </table:table-cell>
          <table:table-cell table:style-name="ce3" office:value-type="string" calcext:value-type="string">
            <text:p>128 Epochen</text:p>
          </table:table-cell>
          <table:table-cell table:style-name="ce1" office:value-type="string" calcext:value-type="string">
            <text:p>144 Epochen</text:p>
          </table:table-cell>
          <table:table-cell table:style-name="ce3" office:value-type="string" calcext:value-type="string">
            <text:p>160 Epochen</text:p>
          </table:table-cell>
          <table:table-cell table:style-name="ce1" office:value-type="string" calcext:value-type="string">
            <text:p>176 Epochen</text:p>
          </table:table-cell>
          <table:table-cell table:style-name="ce3" office:value-type="string" calcext:value-type="string">
            <text:p>192 Epochen</text:p>
          </table:table-cell>
          <table:table-cell table:style-name="ce1" office:value-type="string" calcext:value-type="string">
            <text:p>208 Epochen</text:p>
          </table:table-cell>
          <table:table-cell table:style-name="ce3" office:value-type="string" calcext:value-type="string">
            <text:p>224 Epochen</text:p>
          </table:table-cell>
          <table:table-cell table:style-name="ce1" office:value-type="string" calcext:value-type="string">
            <text:p>240 Epochen</text:p>
          </table:table-cell>
          <table:table-cell table:style-name="ce3" office:value-type="string" calcext:value-type="string">
            <text:p>256 Epochen</text:p>
          </table:table-cell>
          <table:table-cell table:style-name="ce1" office:value-type="string" calcext:value-type="string">
            <text:p>272 Epochen</text:p>
          </table:table-cell>
          <table:table-cell table:style-name="ce3" office:value-type="string" calcext:value-type="string">
            <text:p>288 Epoche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0</text:p>
          </table:table-cell>
          <table:table-cell office:value-type="float" office:value="0.317502021789551" calcext:value-type="float">
            <text:p>0.317502021789551</text:p>
          </table:table-cell>
          <table:table-cell office:value-type="float" office:value="0.337499380111694" calcext:value-type="float">
            <text:p>0.337499380111694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6249885559082" calcext:value-type="float">
            <text:p>0.26249885559082</text:p>
          </table:table-cell>
          <table:table-cell table:number-columns-repeated="2" office:value-type="float" office:value="0.232499837875366" calcext:value-type="float">
            <text:p>0.23249983787536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44998931884766" calcext:value-type="float">
            <text:p>0.244998931884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1</text:p>
          </table:table-cell>
          <table:table-cell office:value-type="float" office:value="0.445002317428589" calcext:value-type="float">
            <text:p>0.445002317428589</text:p>
          </table:table-cell>
          <table:table-cell office:value-type="float" office:value="0.325000286102295" calcext:value-type="float">
            <text:p>0.325000286102295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7499685287476" calcext:value-type="float">
            <text:p>0.267499685287476</text:p>
          </table:table-cell>
          <table:table-cell table:number-columns-repeated="2" office:value-type="float" office:value="0.23999810218811" calcext:value-type="float">
            <text:p>0.239998102188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2</text:p>
          </table:table-cell>
          <table:table-cell office:value-type="float" office:value="0.370001792907715" calcext:value-type="float">
            <text:p>0.370001792907715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37500667572021" calcext:value-type="float">
            <text:p>0.237500667572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3</text:p>
          </table:table-cell>
          <table:table-cell office:value-type="float" office:value="0.354999303817749" calcext:value-type="float">
            <text:p>0.354999303817749</text:p>
          </table:table-cell>
          <table:table-cell office:value-type="float" office:value="0.33000111579895" calcext:value-type="float">
            <text:p>0.33000111579895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44998931884766" calcext:value-type="float">
            <text:p>0.244998931884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4</text:p>
          </table:table-cell>
          <table:table-cell office:value-type="float" office:value="0.372499227523804" calcext:value-type="float">
            <text:p>0.372499227523804</text:p>
          </table:table-cell>
          <table:table-cell office:value-type="float" office:value="0.322502851486206" calcext:value-type="float">
            <text:p>0.322502851486206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90000438690186" calcext:value-type="float">
            <text:p>0.290000438690186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20000743865967" calcext:value-type="float">
            <text:p>0.220000743865967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2498178482056" calcext:value-type="float">
            <text:p>0.2224981784820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5</text:p>
          </table:table-cell>
          <table:table-cell office:value-type="float" office:value="0.392502546310425" calcext:value-type="float">
            <text:p>0.392502546310425</text:p>
          </table:table-cell>
          <table:table-cell office:value-type="float" office:value="0.335001945495606" calcext:value-type="float">
            <text:p>0.335001945495606</text:p>
          </table:table-cell>
          <table:table-cell office:value-type="float" office:value="0.33000111579895" calcext:value-type="float">
            <text:p>0.33000111579895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92497873306274" calcext:value-type="float">
            <text:p>0.292497873306274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12502479553223" calcext:value-type="float">
            <text:p>0.212502479553223</text:p>
          </table:table-cell>
          <table:table-cell table:number-columns-repeated="2" office:value-type="float" office:value="0.234997272491455" calcext:value-type="float">
            <text:p>0.2349972724914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6</text:p>
          </table:table-cell>
          <table:table-cell office:value-type="float" office:value="0.34250020980835" calcext:value-type="float">
            <text:p>0.34250020980835</text:p>
          </table:table-cell>
          <table:table-cell office:value-type="float" office:value="0.31999945640564" calcext:value-type="float">
            <text:p>0.31999945640564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9749870300293" calcext:value-type="float">
            <text:p>0.29749870300293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14999914169312" calcext:value-type="float">
            <text:p>0.214999914169312</text:p>
          </table:table-cell>
          <table:table-cell table:number-columns-repeated="2" office:value-type="float" office:value="0.255000591278076" calcext:value-type="float">
            <text:p>0.25500059127807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37500667572021" calcext:value-type="float">
            <text:p>0.237500667572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7</text:p>
          </table:table-cell>
          <table:table-cell office:value-type="float" office:value="0.360000133514404" calcext:value-type="float">
            <text:p>0.360000133514404</text:p>
          </table:table-cell>
          <table:table-cell office:value-type="float" office:value="0.327497720718384" calcext:value-type="float">
            <text:p>0.327497720718384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8</text:p>
          </table:table-cell>
          <table:table-cell office:value-type="float" office:value="0.377500057220459" calcext:value-type="float">
            <text:p>0.377500057220459</text:p>
          </table:table-cell>
          <table:table-cell office:value-type="float" office:value="0.314998626708984" calcext:value-type="float">
            <text:p>0.314998626708984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90000438690186" calcext:value-type="float">
            <text:p>0.29000043869018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25001573562622" calcext:value-type="float">
            <text:p>0.2250015735626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ell 9</text:p>
          </table:table-cell>
          <table:table-cell office:value-type="float" office:value="0.360000133514404" calcext:value-type="float">
            <text:p>0.360000133514404</text:p>
          </table:table-cell>
          <table:table-cell office:value-type="float" office:value="0.309997797012329" calcext:value-type="float">
            <text:p>0.309997797012329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9749870300293" calcext:value-type="float">
            <text:p>0.29749870300293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60001420974731" calcext:value-type="float">
            <text:p>0.26000142097473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nsemble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12502479553223" calcext:value-type="float">
            <text:p>0.212502479553223</text:p>
          </table:table-cell>
          <table:table-cell table:style-name="ce5" office:value-type="float" office:value="0.204998254776001" calcext:value-type="float">
            <text:p>0.204998254776001</text:p>
          </table:table-cell>
          <table:table-cell office:value-type="float" office:value="0.209999084472656" calcext:value-type="float">
            <text:p>0.209999084472656</text:p>
          </table:table-cell>
          <table:table-cell office:value-type="float" office:value="0.197499990463257" calcext:value-type="float">
            <text:p>0.197499990463257</text:p>
          </table:table-cell>
          <table:table-cell office:value-type="float" office:value="0.192499160766602" calcext:value-type="float">
            <text:p>0.192499160766602</text:p>
          </table:table-cell>
          <table:table-cell office:value-type="float" office:value="0.199997425079346" calcext:value-type="float">
            <text:p>0.199997425079346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77502632141113" calcext:value-type="float">
            <text:p>0.177502632141113</text:p>
          </table:table-cell>
          <table:table-cell office:value-type="float" office:value="0.182497501373291" calcext:value-type="float">
            <text:p>0.182497501373291</text:p>
          </table:table-cell>
          <table:table-cell office:value-type="float" office:value="0.204998254776001" calcext:value-type="float">
            <text:p>0.204998254776001</text:p>
          </table:table-cell>
          <table:table-cell office:value-type="float" office:value="0.182497501373291" calcext:value-type="float">
            <text:p>0.182497501373291</text:p>
          </table:table-cell>
          <table:table-cell office:value-type="float" office:value="0.185000896453857" calcext:value-type="float">
            <text:p>0.185000896453857</text:p>
          </table:table-cell>
          <table:table-cell table:number-columns-repeated="2" office:value-type="float" office:value="0.180000066757202" calcext:value-type="float">
            <text:p>0.180000066757202</text:p>
          </table:table-cell>
          <table:table-cell office:value-type="float" office:value="0.172501802444458" calcext:value-type="float">
            <text:p>0.172501802444458</text:p>
          </table:table-cell>
          <table:table-cell/>
          <table:table-cell table:style-name="ce5" table:number-columns-repeated="1006"/>
        </table:table-row>
        <table:table-row table:style-name="ro2">
          <table:table-cell office:value-type="string" calcext:value-type="string">
            <text:p>Best single Model</text:p>
          </table:table-cell>
          <table:table-cell table:style-name="ce5" table:formula="of:=MIN([.B2:.B11])" office:value-type="float" office:value="0.317502021789551" calcext:value-type="float">
            <text:p>0.317502021789551</text:p>
          </table:table-cell>
          <table:table-cell table:style-name="ce5" table:formula="of:=MIN([.C2:.C11])" office:value-type="float" office:value="0.30750036239624" calcext:value-type="float">
            <text:p>0.30750036239624</text:p>
          </table:table-cell>
          <table:table-cell table:style-name="ce5" table:formula="of:=MIN([.D2:.D11])" office:value-type="float" office:value="0.257498025894165" calcext:value-type="float">
            <text:p>0.257498025894165</text:p>
          </table:table-cell>
          <table:table-cell table:style-name="ce5" table:formula="of:=MIN([.E2:.E11])" office:value-type="float" office:value="0.244998931884766" calcext:value-type="float">
            <text:p>0.244998931884766</text:p>
          </table:table-cell>
          <table:table-cell table:style-name="ce5" table:formula="of:=MIN([.F2:.F11])" office:value-type="float" office:value="0.227499008178711" calcext:value-type="float">
            <text:p>0.227499008178711</text:p>
          </table:table-cell>
          <table:table-cell table:style-name="ce5" table:formula="of:=MIN([.G2:.G11])" office:value-type="float" office:value="0.232499837875366" calcext:value-type="float">
            <text:p>0.232499837875366</text:p>
          </table:table-cell>
          <table:table-cell table:style-name="ce5" table:formula="of:=MIN([.H2:.H11])" office:value-type="float" office:value="0.2174973487854" calcext:value-type="float">
            <text:p>0.2174973487854</text:p>
          </table:table-cell>
          <table:table-cell table:style-name="ce5" table:formula="of:=MIN([.I2:.I11])" office:value-type="float" office:value="0.232499837875366" calcext:value-type="float">
            <text:p>0.232499837875366</text:p>
          </table:table-cell>
          <table:table-cell table:style-name="ce5" table:formula="of:=MIN([.J2:.J11])" office:value-type="float" office:value="0.232499837875366" calcext:value-type="float">
            <text:p>0.232499837875366</text:p>
          </table:table-cell>
          <table:table-cell table:style-name="ce5" table:formula="of:=MIN([.K2:.K11])" office:value-type="float" office:value="0.212502479553223" calcext:value-type="float">
            <text:p>0.212502479553223</text:p>
          </table:table-cell>
          <table:table-cell table:style-name="ce5" table:formula="of:=MIN([.L2:.L11])" office:value-type="float" office:value="0.230002403259277" calcext:value-type="float">
            <text:p>0.230002403259277</text:p>
          </table:table-cell>
          <table:table-cell table:style-name="ce5" table:formula="of:=MIN([.M2:.M11])" office:value-type="float" office:value="0.227499008178711" calcext:value-type="float">
            <text:p>0.227499008178711</text:p>
          </table:table-cell>
          <table:table-cell table:style-name="ce5" table:formula="of:=MIN([.N2:.N11])" office:value-type="float" office:value="0.230002403259277" calcext:value-type="float">
            <text:p>0.230002403259277</text:p>
          </table:table-cell>
          <table:table-cell table:style-name="ce5" table:formula="of:=MIN([.O2:.O11])" office:value-type="float" office:value="0.212502479553223" calcext:value-type="float">
            <text:p>0.212502479553223</text:p>
          </table:table-cell>
          <table:table-cell table:style-name="ce5" table:formula="of:=MIN([.P2:.P11])" office:value-type="float" office:value="0.212502479553223" calcext:value-type="float">
            <text:p>0.212502479553223</text:p>
          </table:table-cell>
          <table:table-cell table:style-name="ce5" table:formula="of:=MIN([.Q2:.Q11])" office:value-type="float" office:value="0.222498178482056" calcext:value-type="float">
            <text:p>0.222498178482056</text:p>
          </table:table-cell>
          <table:table-cell table:style-name="ce5" table:formula="of:=MIN([.R2:.R11])" office:value-type="float" office:value="0" calcext:value-type="float">
            <text:p>0</text:p>
          </table:table-cell>
          <table:table-cell table:style-name="ce5" table:formula="of:=MIN([.S2:.S11])" office:value-type="float" office:value="0" calcext:value-type="float">
            <text:p>0</text:p>
          </table:table-cell>
          <table:table-cell table:style-name="ce5" table:number-columns-repeated="1005"/>
        </table:table-row>
        <table:table-row table:style-name="ro2" table:number-rows-repeated="2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1:23:07.7690332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0-28T11:23:19.753331989</dc:date>
    <meta:editing-duration>PT19M41S</meta:editing-duration>
    <meta:editing-cycles>17</meta:editing-cycles>
    <meta:generator>LibreOffice/5.3.3.2$Linux_X86_64 LibreOffice_project/3d9a8b4b4e538a85e0782bd6c2d430bafe583448</meta:generator>
    <meta:document-statistic meta:table-count="1" meta:cell-count="225" meta:object-count="0"/>
  </office:meta>
</office:document-meta>
</file>